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89in"/>
    </style:style>
    <style:style style:name="co2" style:family="table-column">
      <style:table-column-properties fo:break-before="auto" style:column-width="2.3563in"/>
    </style:style>
    <style:style style:name="co3" style:family="table-column">
      <style:table-column-properties fo:break-before="auto" style:column-width="3.3256in"/>
    </style:style>
    <style:style style:name="co4" style:family="table-column">
      <style:table-column-properties fo:break-before="auto" style:column-width="5.6598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PageStyle_5f_ports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o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19">
          <table:table-cell table:number-columns-repeated="1024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ocation</text:p>
          </table:table-cell>
          <table:table-cell table:number-columns-repeated="1020"/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TransactionStatusManager</text:p>
          </table:table-cell>
          <table:table-cell office:value-type="string">
            <text:p>dynamically calculated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float" office:value="3492">
            <text:p>3492</text:p>
          </table:table-cell>
          <table:table-cell office:value-type="string">
            <text:p>?</text:p>
          </table:table-cell>
          <table:table-cell office:value-type="string">
            <text:p>dynamically calculated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?</text:p>
          </table:table-cell>
          <table:table-cell office:value-type="string">
            <text:p>dynamically calculated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RMI</text:p>
          </table:table-cell>
          <table:table-cell table:style-name="ce2" office:value-type="string">
            <text:p>conf/jboss-service.xml</text:p>
            <text:p>conf/jboss-minimal.xml</text:p>
          </table:table-cell>
          <table:table-cell table:style-name="ce2" office:value-type="string">
            <text:p><text:s text:c="3"/>&lt;mbean code="org.jboss.naming.NamingService"</text:p>
            <text:p><text:s text:c="6"/>name="jboss:service=Naming"</text:p>
            <text:p><text:s text:c="6"/>xmbean-dd="resource:xmdesc/NamingService-xmbean.xml"&gt;</text:p>
            <text:p>… </text:p>
            <text:p><text:s text:c="15"/>&lt;attribute name="RmiPort"&gt;1098&lt;/attribute&gt;</text:p>
          </table:table-cell>
          <table:table-cell table:number-columns-repeated="1020"/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JNP</text:p>
          </table:table-cell>
          <table:table-cell table:style-name="ce2" office:value-type="string">
            <text:p>conf/jboss-service.xml</text:p>
            <text:p>conf/jboss-minimal.xml</text:p>
          </table:table-cell>
          <table:table-cell table:style-name="ce2" office:value-type="string">
            <text:p><text:s text:c="3"/>&lt;mbean code="org.jboss.naming.NamingService"</text:p>
            <text:p><text:s text:c="6"/>name="jboss:service=Naming"</text:p>
            <text:p><text:s text:c="6"/>xmbean-dd="resource:xmdesc/NamingService-xmbean.xml"&gt;</text:p>
            <text:p>… </text:p>
            <text:p><text:s text:c="15"/>&lt;attribute name="Port"&gt;1099&lt;/attribute&gt;</text:p>
          </table:table-cell>
          <table:table-cell table:number-columns-repeated="1020"/>
        </table:table-row>
        <table:table-row table:style-name="ro3">
          <table:table-cell office:value-type="float" office:value="3873">
            <text:p>3873</text:p>
          </table:table-cell>
          <table:table-cell office:value-type="string">
            <text:p>JBoss Remoting</text:p>
          </table:table-cell>
          <table:table-cell office:value-type="string">
            <text:p>deploy/ejb3.deployer/META-INF/jboss-service.xml</text:p>
          </table:table-cell>
          <table:table-cell table:style-name="ce2" office:value-type="string">
            <text:p><text:s text:c="3"/>&lt;mbean code="org.jboss.ejb3.EJB3Deployer" name="jboss.ejb3:service=EJB3Deployer" xmbean-dd=""&gt;</text:p>
            <text:p>…</text:p>
            <text:p>&lt;attribute name="InvokerLocator"&gt;socket://${jboss.bind.address}:3873&lt;/attribute&gt;</text:p>
            <text:p><text:span text:style-name="T1">Или</text:span></text:p>
            <text:p><text:span text:style-name="T2"><text:s text:c="3"/></text:span><text:span text:style-name="T2">&lt;mbean code="org.jboss.ejb3.EJB3Deployer" name="jboss.ejb3:service=EJB3Deployer" xmbean-dd=""&gt;</text:span></text:p>
            <text:p><text:span text:style-name="T2">…</text:span></text:p>
            <text:p><text:span text:style-name="T2"><text:s text:c="15"/></text:span><text:span text:style-name="T2">&lt;attribute name="serverBindPort"&gt;3873&lt;/attribute&gt;</text:span></text:p>
          </table:table-cell>
          <table:table-cell table:number-columns-repeated="1020"/>
        </table:table-row>
        <table:table-row table:style-name="ro4">
          <table:table-cell office:value-type="float" office:value="4444">
            <text:p>4444</text:p>
          </table:table-cell>
          <table:table-cell office:value-type="string">
            <text:p>RMI/JRMP Invoker</text:p>
          </table:table-cell>
          <table:table-cell office:value-type="string">
            <text:p>conf/jboss-service.xml</text:p>
          </table:table-cell>
          <table:table-cell table:style-name="ce2" office:value-type="string">
            <text:p><text:s text:c="3"/>&lt;mbean code="org.jboss.invocation.jrmp.server.JRMPInvoker"</text:p>
            <text:p><text:s text:c="6"/>name="jboss:service=invoker,type=jrmp"&gt;</text:p>
            <text:p>...</text:p>
            <text:p><text:s text:c="6"/>&lt;attribute name="RMIObjectPort"&gt;4444&lt;/attribute&gt;</text:p>
          </table:table-cell>
          <table:table-cell table:number-columns-repeated="1020"/>
        </table:table-row>
        <table:table-row table:style-name="ro4">
          <table:table-cell office:value-type="float" office:value="4445">
            <text:p>4445</text:p>
          </table:table-cell>
          <table:table-cell office:value-type="string">
            <text:p>Pooled invoker</text:p>
          </table:table-cell>
          <table:table-cell office:value-type="string">
            <text:p>conf/jboss-service.xml</text:p>
          </table:table-cell>
          <table:table-cell table:style-name="ce2" office:value-type="string">
            <text:p><text:s text:c="3"/>&lt;mbean code="org.jboss.invocation.pooled.server.PooledInvoker"</text:p>
            <text:p><text:s text:c="6"/>name="jboss:service=invoker,type=pooled"&gt;</text:p>
            <text:p>…</text:p>
            <text:p><text:s text:c="6"/>&lt;attribute name="ServerBindPort"&gt;4445&lt;/attribute&gt;</text:p>
          </table:table-cell>
          <table:table-cell table:number-columns-repeated="1020"/>
        </table:table-row>
        <table:table-row table:style-name="ro5">
          <table:table-cell office:value-type="float" office:value="4446">
            <text:p>4446</text:p>
          </table:table-cell>
          <table:table-cell office:value-type="string">
            <text:p>SocketServerInvoker</text:p>
          </table:table-cell>
          <table:table-cell office:value-type="string">
            <text:p>conf/jboss-service.xml</text:p>
          </table:table-cell>
          <table:table-cell table:style-name="ce2" office:value-type="string">
            <text:p><text:s text:c="3"/>&lt;mbean code="org.jboss.remoting.transport.Connector"</text:p>
            <text:p><text:s text:c="10"/>name="jboss.remoting:service=Connector,transport=socket"</text:p>
            <text:p><text:s text:c="10"/>display-name="Socket transport Connector"&gt;</text:p>
          </table:table-cell>
          <table:table-cell table:number-columns-repeated="1020"/>
        </table:table-row>
        <table:table-row table:style-name="ro6">
          <table:table-cell office:value-type="float" office:value="8009">
            <text:p>8009</text:p>
          </table:table-cell>
          <table:table-cell office:value-type="string">
            <text:p>AJP</text:p>
          </table:table-cell>
          <table:table-cell office:value-type="string">
            <text:p>deploy/jboss-web.deployer/server.xml</text:p>
          </table:table-cell>
          <table:table-cell table:style-name="ce2" office:value-type="string">
            <text:p><text:s text:c="4"/>&lt;Connector port="8009" address="${jboss.bind.address}" protocol="AJP/1.3"</text:p>
            <text:p><text:s text:c="9"/>emptySessionPath="true" enableLookups="false" redirectPort="8443" /&gt;</text:p>
          </table:table-cell>
          <table:table-cell table:number-columns-repeated="1020"/>
        </table:table-row>
        <table:table-row table:style-name="ro2">
          <table:table-cell office:value-type="float" office:value="8080">
            <text:p>8080</text:p>
          </table:table-cell>
          <table:table-cell office:value-type="string">
            <text:p>HTTP</text:p>
          </table:table-cell>
          <table:table-cell office:value-type="string">
            <text:p>deploy/jboss-web.deployer/server.xml</text:p>
          </table:table-cell>
          <table:table-cell table:style-name="ce2" office:value-type="string">
            <text:p><text:s text:c="4"/>&lt;Connector port="8080" address="${jboss.bind.address}" <text:s text:c="3"/></text:p>
            <text:p><text:s text:c="9"/>maxThreads="250" maxHttpHeaderSize="8192"</text:p>
            <text:p><text:s text:c="9"/>emptySessionPath="true" protocol="HTTP/1.1"</text:p>
            <text:p><text:s text:c="9"/>enableLookups="false" redirectPort="8443" acceptCount="100"</text:p>
            <text:p><text:s text:c="9"/>connectionTimeout="20000" disableUploadTimeout="true" /&gt;</text:p>
          </table:table-cell>
          <table:table-cell table:number-columns-repeated="1020"/>
        </table:table-row>
        <table:table-row table:style-name="ro4">
          <table:table-cell office:value-type="float" office:value="8083">
            <text:p>8083</text:p>
          </table:table-cell>
          <table:table-cell office:value-type="string">
            <text:p>WebService</text:p>
          </table:table-cell>
          <table:table-cell office:value-type="string">
            <text:p>conf/jboss-service.xml</text:p>
          </table:table-cell>
          <table:table-cell table:style-name="ce2" office:value-type="string">
            <text:p><text:s text:c="3"/>&lt;mbean code="org.jboss.web.WebService"</text:p>
            <text:p><text:s text:c="6"/>name="jboss:service=WebService"&gt;</text:p>
            <text:p>…</text:p>
            <text:p><text:s text:c="5"/>&lt;attribute name="Port"&gt;8083&lt;/attribute&gt;</text:p>
          </table:table-cell>
          <table:table-cell table:number-columns-repeated="1020"/>
        </table:table-row>
        <table:table-row table:style-name="ro4">
          <table:table-cell office:value-type="float" office:value="8093">
            <text:p>8093</text:p>
          </table:table-cell>
          <table:table-cell office:value-type="string">
            <text:p>JMS, unified invocation layer</text:p>
          </table:table-cell>
          <table:table-cell office:value-type="string">
            <text:p>deploy/jms/uil2-service.xml</text:p>
          </table:table-cell>
          <table:table-cell table:style-name="ce2" office:value-type="string">
            <text:p><text:s text:c="2"/>&lt;mbean code="org.jboss.mq.il.uil2.UILServerILService"</text:p>
            <text:p><text:s text:c="2"/>name="jboss.mq:service=InvocationLayer,type=UIL2"&gt;</text:p>
            <text:p>…</text:p>
            <text:p><text:s text:c="8"/>&lt;attribute name="ServerBindPort"&gt;8093&lt;/attribute&gt;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р.</number:text>
    </number:number-style>
    <number:number-style style:name="N116">
      <number:text>-</number:text>
      <number:number number: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р.</number:text>
    </number:number-style>
    <number:number-style style:name="N118">
      <number:text>-</number:text>
      <number:number number: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р. </number:text>
    </number:number-style>
    <number:number-style style:name="N121P1" style:volatile="true">
      <number:text>-</number:text>
      <number:number number:decimal-places="0" number:min-integer-digits="1" number:grouping="true"/>
      <number:text>р. </number:text>
    </number:number-style>
    <number:number-style style:name="N121P2" style:volatile="true">
      <number:text> -р.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р. </number:text>
    </number:number-style>
    <number:number-style style:name="N123P1" style:volatile="true">
      <number:text>-</number:text>
      <number:number number:decimal-places="2" number:min-integer-digits="1" number:grouping="true"/>
      <number:text>р. </number:text>
    </number:number-style>
    <number:number-style style:name="N123P2" style:volatile="true">
      <number:text> -</number:text>
      <number:number number:decimal-places="0" number:min-integer-digits="0"/>
      <number:text>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11/21/2008</text:date>, <text:time>15:23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ports" style:display-name="PageStyle_po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0T21:46:36</meta:creation-date>
    <dc:creator>Nikita Nyanchuk-Tatarskiy</dc:creator>
    <dc:date>2008-11-20T22:06:03</dc:date>
    <meta:document-statistic meta:table-count="1" meta:cell-count="56" meta:object-count="0"/>
    <meta:generator>OpenOffice.org/3.0$Linux OpenOffice.org_project/300m9$Build-9358</meta:generator>
  </office:meta>
</office:document-meta>
</file>